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hinoNamespaceBridge.get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hinoNamespaceBridge.put( int index , Scriptable star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NamespaceBridge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NamespaceBridge.get( int index , Scriptable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NamespaceBridge.has( int index , Scriptable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NamespaceBridge.getNam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hinoNamespaceBridge.get( String name , Scriptable star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hinoNamespaceBridge.setGlobalNamespace( Namespace global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NamespaceBridge.RhinoNamespaceBridge( RhinoScriptEngine engi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hinoNamespaceBridge.get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NamespaceBridge.getLocalNamespa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hinoNamespaceBridge.getParen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NamespaceBridge.RhinoNamespaceBridge( Namespace engine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hinoNamespaceBridge.has( String name , Scriptable 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hinoNamespaceBridge.get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hinoNamespaceBridge.setParentScope( Scriptabl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NamespaceBridge.put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hinoNamespaceBridge.hasInstance( Scriptable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NamespaceBridge.remove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hinoNamespaceBridge.dele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NamespaceBridge.getDefaultValue( Class 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NamespaceBridge.delet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NamespaceBridge.RhinoNamespaceBridge( Namespace engineNamespace , ScriptableObject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hinoNamespaceBridge.getGlobal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NamespaceBridge.setPrototype( Scriptable pro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NamespaceBridg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NamespaceBridge.remov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hinoNamespaceBridge.put( String name , Scriptable start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hinoNamespaceBridge.put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hinoNamespaceBridge.get( String 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hinoNamespaceBridge.RhinoNamespaceBridge( RhinoScriptEngine engine , ScriptableObject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